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D2E20260.png" manifest:media-type="image/png"/>
  <manifest:file-entry manifest:full-path="Pictures/100000010000055600000300A369C2FD.png" manifest:media-type="image/png"/>
  <manifest:file-entry manifest:full-path="Pictures/10000001000005560000030078C0D4A8.png" manifest:media-type="image/png"/>
  <manifest:file-entry manifest:full-path="Pictures/100000010000055600000300142F1246.png" manifest:media-type="image/png"/>
  <manifest:file-entry manifest:full-path="Pictures/100000010000055600000300D571744D.png" manifest:media-type="image/png"/>
  <manifest:file-entry manifest:full-path="Pictures/100000010000055600000300E180AC0A.png" manifest:media-type="image/png"/>
  <manifest:file-entry manifest:full-path="Pictures/1000000100000556000003001503AD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eda" officeooo:paragraph-rsid="001d5e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1503AD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E180AC0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1"><draw:frame draw:style-name="fr1" draw:name="Image3" text:anchor-type="char" svg:width="10.1154in" svg:height="5.6866in" draw:z-index="2"><draw:image xlink:href="Pictures/100000010000055600000300D571744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142F124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78C0D4A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A369C2F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0.1154in" svg:height="5.6866in" draw:z-index="6"><draw:image xlink:href="Pictures/100000010000055600000300D2E202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6T12:15:23.840613654</dc:date>
    <meta:editing-duration>PT14H11M20S</meta:editing-duration>
    <meta:editing-cycles>13</meta:editing-cycles>
    <meta:generator>LibreOffice/24.2.7.2$Linux_X86_64 LibreOffice_project/420$Build-2</meta:generator>
    <meta:document-statistic meta:table-count="0" meta:image-count="7" meta:object-count="0" meta:page-count="12" meta:paragraph-count="0" meta:word-count="0" meta:character-count="0" meta:non-whitespace-character-count="0"/>
  </office:meta>
</office:document-meta>
</file>